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1B0000001B6C1DE665.png" manifest:media-type="image/png"/>
  <manifest:file-entry manifest:full-path="Pictures/1000081B000002C2000002C232DC0C64.svg" manifest:media-type="image/svg+xml"/>
  <manifest:file-entry manifest:full-path="Pictures/100002010000006C0000006C4B7F7AD2.png" manifest:media-type="image/png"/>
  <manifest:file-entry manifest:full-path="Pictures/10000DF800000B2200000B220183FFC7.svg" manifest:media-type="image/svg+xml"/>
  <manifest:file-entry manifest:full-path="Pictures/100002010000001B0000001B043E587D.png" manifest:media-type="image/png"/>
  <manifest:file-entry manifest:full-path="Pictures/100002010000001B0000001BA52E47F5.png" manifest:media-type="image/png"/>
  <manifest:file-entry manifest:full-path="Pictures/10000A19000002C2000002C22470F2B5.svg" manifest:media-type="image/svg+xml"/>
  <manifest:file-entry manifest:full-path="Pictures/100007EA000002C2000002C2F501F19A.svg" manifest:media-type="image/svg+xml"/>
  <manifest:file-entry manifest:full-path="Pictures/10000C0900000A080000059F0B8D3F6A.svg" manifest:media-type="image/svg+xml"/>
  <manifest:file-entry manifest:full-path="Pictures/10000201000000610000003635A1B442.png" manifest:media-type="image/png"/>
  <manifest:file-entry manifest:full-path="Pictures/100002010000001B0000001B378EB7F2.png" manifest:media-type="image/png"/>
  <manifest:file-entry manifest:full-path="Pictures/10000753000002C2000002C2C445CF2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OKK" svg:font-family="BLOKK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ato" fo:font-size="18pt" style:font-size-asian="18pt" style:font-size-complex="18pt"/>
    </style:style>
    <style:style style:name="P3" style:family="paragraph">
      <style:paragraph-properties fo:text-align="justify"/>
      <style:text-properties style:font-name="BLOKK"/>
    </style:style>
    <style:style style:name="P4" style:family="paragraph">
      <style:text-properties style:font-name="BLOKK"/>
    </style:style>
    <style:style style:name="P5" style:family="paragraph">
      <style:text-properties style:font-name="BLOKK" fo:font-size="20pt" style:font-size-asian="20pt" style:font-size-complex="2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justify"/>
      <style:text-properties style:font-name="BLOKK" fo:font-size="20pt"/>
    </style:style>
    <style:style style:name="P8" style:family="paragraph">
      <style:text-properties style:font-name="BLOKK" fo:font-size="20pt"/>
    </style:style>
    <style:style style:name="P9" style:family="paragraph">
      <style:paragraph-properties fo:text-align="justify"/>
      <style:text-properties style:font-name="BLOKK" fo:font-size="20pt" style:font-size-asian="20pt" style:font-size-complex="20pt"/>
    </style:style>
    <style:style style:name="T1" style:family="text">
      <style:text-properties style:font-name="Lat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ense content - Filled" draw:style-name="dp1" draw:master-page-name="Default">
        <draw:frame draw:style-name="gr1" draw:text-style-name="P2" draw:layer="layout" svg:width="4.659cm" svg:height="1.017cm" svg:x="2.61cm" svg:y="1.508cm">
          <draw:text-box>
            <text:p text:style-name="P1"><text:span text:style-name="T1">555-123-4567</text:span></text:p>
          </draw:text-box>
        </draw:frame>
        <draw:frame draw:style-name="gr1" draw:text-style-name="P2" draw:layer="layout" svg:width="6.094cm" svg:height="1.017cm" svg:x="2.137cm" svg:y="2.736cm">
          <draw:text-box>
            <text:p text:style-name="P1"><text:span text:style-name="T1">todd@twolfson.com</text:span></text:p>
          </draw:text-box>
        </draw:frame>
        <draw:frame draw:style-name="gr2" draw:text-style-name="P1" draw:layer="layout" svg:width="0.705cm" svg:height="0.705cm" svg:x="2.023cm" svg:y="1.686cm">
          <draw:image xlink:href="Pictures/10000753000002C2000002C2C445CF2F.svg" xlink:type="simple" xlink:show="embed" xlink:actuate="onLoad">
            <text:p/>
          </draw:image>
          <draw:image xlink:href="Pictures/100002010000001B0000001B378EB7F2.png" xlink:type="simple" xlink:show="embed" xlink:actuate="onLoad"/>
        </draw:frame>
        <draw:frame draw:style-name="gr2" draw:text-style-name="P1" draw:layer="layout" svg:width="0.721cm" svg:height="0.404cm" svg:x="1.461cm" svg:y="3.088cm">
          <draw:image xlink:href="Pictures/10000C0900000A080000059F0B8D3F6A.svg" xlink:type="simple" xlink:show="embed" xlink:actuate="onLoad">
            <text:p/>
          </draw:image>
          <draw:image xlink:href="Pictures/10000201000000610000003635A1B442.png" xlink:type="simple" xlink:show="embed" xlink:actuate="onLoad"/>
        </draw:frame>
        <draw:frame draw:style-name="gr3" draw:text-style-name="P5" draw:layer="layout" svg:width="9.27cm" svg:height="4.629cm" svg:x="0.391cm" svg:y="0.413cm">
          <draw:text-box>
            <text:p text:style-name="P3">Lo em ipsum dolor sitamet, c <text:s/>sectetur adipisci lit. . M r</text:p>
            <text:p text:style-name="P4">et dictum tortor.abc ads dxx</text:p>
            <text:p text:style-name="P4">Aa a <text:s text:c="33"/>hh xxw</text:p>
            <text:p text:style-name="P4">H hh <text:s text:c="34"/>h h-f</text:p>
            <text:p text:style-name="P4">Lllllllllllllllllllllllll</text:p>
            <text:p text:style-name="P4">Aa <text:s text:c="41"/>lll</text:p>
            <text:p text:style-name="P4">Ll <text:s text:c="41"/>l xx Morbi ut elementum enim,ffd d non euismod lorem. Namwasd . aliquam accumsan auctor. . ww</text:p>
          </draw:text-box>
        </draw:frame>
      </draw:page>
      <draw:page draw:name="page2" draw:style-name="dp1" draw:master-page-name="Default">
        <draw:frame draw:style-name="gr1" draw:text-style-name="P2" draw:layer="layout" svg:width="4.659cm" svg:height="1.017cm" svg:x="2.61cm" svg:y="1.508cm">
          <draw:text-box>
            <text:p text:style-name="P6"><text:span text:style-name="T1">555-123-4567</text:span></text:p>
          </draw:text-box>
        </draw:frame>
        <draw:frame draw:style-name="gr1" draw:text-style-name="P2" draw:layer="layout" svg:width="6.094cm" svg:height="1.017cm" svg:x="2.137cm" svg:y="2.736cm">
          <draw:text-box>
            <text:p text:style-name="P6"><text:span text:style-name="T1">todd@twolfson.com</text:span></text:p>
          </draw:text-box>
        </draw:frame>
        <draw:frame draw:style-name="gr2" draw:text-style-name="P1" draw:layer="layout" svg:width="0.705cm" svg:height="0.705cm" svg:x="2.023cm" svg:y="1.686cm">
          <draw:image xlink:href="Pictures/10000753000002C2000002C2C445CF2F.svg" xlink:type="simple" xlink:show="embed" xlink:actuate="onLoad">
            <text:p/>
          </draw:image>
          <draw:image xlink:href="Pictures/100002010000001B0000001B378EB7F2.png" xlink:type="simple" xlink:show="embed" xlink:actuate="onLoad"/>
        </draw:frame>
        <draw:frame draw:style-name="gr2" draw:text-style-name="P1" draw:layer="layout" svg:width="0.721cm" svg:height="0.404cm" svg:x="1.461cm" svg:y="3.088cm">
          <draw:image xlink:href="Pictures/10000C0900000A080000059F0B8D3F6A.svg" xlink:type="simple" xlink:show="embed" xlink:actuate="onLoad">
            <text:p/>
          </draw:image>
          <draw:image xlink:href="Pictures/10000201000000610000003635A1B442.png" xlink:type="simple" xlink:show="embed" xlink:actuate="onLoad"/>
        </draw:frame>
        <draw:frame draw:style-name="gr3" draw:text-style-name="P9" draw:layer="layout" svg:width="9.27cm" svg:height="8.261cm" svg:x="0.391cm" svg:y="0.413cm">
          <draw:text-box>
            <text:p text:style-name="P7">Lo em ipsum dolor sitamet, c <text:s/>sectetur adipisci lit. . M r</text:p>
            <text:p text:style-name="P8">et dictum tortor.abc ads dxx</text:p>
            <text:p text:style-name="P8">Aa a <text:s text:c="33"/>hh xxw</text:p>
            <text:p text:style-name="P8">H hh <text:s text:c="34"/>h h-f</text:p>
            <text:p text:style-name="P8">Lllllllllllllllllllllllll</text:p>
            <text:p text:style-name="P8">Aa <text:s text:c="41"/>lll</text:p>
            <text:p text:style-name="P8">Ll <text:s text:c="41"/>l xx Morbi ut elementum enim,ffd d non euismod lorem. Namwasd . aliquam accumsan auctor. . ww</text:p>
          </draw:text-box>
        </draw:frame>
      </draw:page>
      <draw:page draw:name="Light content - Filled" draw:style-name="dp1" draw:master-page-name="Default">
        <draw:frame draw:style-name="gr1" draw:text-style-name="P2" draw:layer="layout" svg:width="4.659cm" svg:height="1.017cm" svg:x="2.61cm" svg:y="1.508cm">
          <draw:text-box>
            <text:p text:style-name="P1"><text:span text:style-name="T1">555-123-4567</text:span></text:p>
          </draw:text-box>
        </draw:frame>
        <draw:frame draw:style-name="gr1" draw:text-style-name="P2" draw:layer="layout" svg:width="6.094cm" svg:height="1.017cm" svg:x="2.137cm" svg:y="2.736cm">
          <draw:text-box>
            <text:p text:style-name="P1"><text:span text:style-name="T1">todd@twolfson.com</text:span></text:p>
          </draw:text-box>
        </draw:frame>
        <draw:frame draw:style-name="gr2" draw:text-style-name="P1" draw:layer="layout" svg:width="0.705cm" svg:height="0.705cm" svg:x="2.023cm" svg:y="1.686cm">
          <draw:image xlink:href="Pictures/10000753000002C2000002C2C445CF2F.svg" xlink:type="simple" xlink:show="embed" xlink:actuate="onLoad">
            <text:p/>
          </draw:image>
          <draw:image xlink:href="Pictures/100002010000001B0000001B378EB7F2.png" xlink:type="simple" xlink:show="embed" xlink:actuate="onLoad"/>
        </draw:frame>
        <draw:frame draw:style-name="gr2" draw:text-style-name="P1" draw:layer="layout" svg:width="0.721cm" svg:height="0.404cm" svg:x="1.461cm" svg:y="3.088cm">
          <draw:image xlink:href="Pictures/10000C0900000A080000059F0B8D3F6A.svg" xlink:type="simple" xlink:show="embed" xlink:actuate="onLoad">
            <text:p/>
          </draw:image>
          <draw:image xlink:href="Pictures/10000201000000610000003635A1B442.png" xlink:type="simple" xlink:show="embed" xlink:actuate="onLoad"/>
        </draw:frame>
      </draw:page>
      <draw:page draw:name="Light content - Hollow" draw:style-name="dp1" draw:master-page-name="Default">
        <draw:frame draw:style-name="gr1" draw:text-style-name="P2" draw:layer="layout" svg:width="4.659cm" svg:height="1.017cm" svg:x="2.61cm" svg:y="1.508cm">
          <draw:text-box>
            <text:p text:style-name="P1"><text:span text:style-name="T1">555-123-4567</text:span></text:p>
          </draw:text-box>
        </draw:frame>
        <draw:frame draw:style-name="gr1" draw:text-style-name="P2" draw:layer="layout" svg:width="6.094cm" svg:height="1.017cm" svg:x="2.137cm" svg:y="2.736cm">
          <draw:text-box>
            <text:p text:style-name="P1"><text:span text:style-name="T1">todd@twolfson.com</text:span></text:p>
          </draw:text-box>
        </draw:frame>
        <draw:frame draw:style-name="gr2" draw:text-style-name="P1" draw:layer="layout" svg:width="0.738cm" svg:height="0.738cm" svg:x="1.975cm" svg:y="1.669cm">
          <draw:image xlink:href="Pictures/100007EA000002C2000002C2F501F19A.svg" xlink:type="simple" xlink:show="embed" xlink:actuate="onLoad">
            <text:p/>
          </draw:image>
          <draw:image xlink:href="Pictures/100002010000001B0000001B043E587D.png" xlink:type="simple" xlink:show="embed" xlink:actuate="onLoad"/>
        </draw:frame>
        <draw:frame draw:style-name="gr2" draw:text-style-name="P1" draw:layer="layout" svg:width="0.829cm" svg:height="0.829cm" svg:x="1.382cm" svg:y="2.873cm">
          <draw:image xlink:href="Pictures/10000A19000002C2000002C22470F2B5.svg" xlink:type="simple" xlink:show="embed" xlink:actuate="onLoad">
            <text:p/>
          </draw:image>
          <draw:image xlink:href="Pictures/100002010000001B0000001BA52E47F5.png" xlink:type="simple" xlink:show="embed" xlink:actuate="onLoad"/>
        </draw:frame>
      </draw:page>
      <draw:page draw:name="Hollow icons - Different thickness" draw:style-name="dp1" draw:master-page-name="Default">
        <draw:frame draw:style-name="gr1" draw:text-style-name="P2" draw:layer="layout" svg:width="4.659cm" svg:height="1.017cm" svg:x="2.61cm" svg:y="1.508cm">
          <draw:text-box>
            <text:p text:style-name="P1"><text:span text:style-name="T1">555-123-4567</text:span></text:p>
          </draw:text-box>
        </draw:frame>
        <draw:frame draw:style-name="gr1" draw:text-style-name="P2" draw:layer="layout" svg:width="6.094cm" svg:height="1.017cm" svg:x="2.137cm" svg:y="2.736cm">
          <draw:text-box>
            <text:p text:style-name="P1"><text:span text:style-name="T1">todd@twolfson.com</text:span></text:p>
          </draw:text-box>
        </draw:frame>
        <draw:frame draw:style-name="gr2" draw:text-style-name="P1" draw:layer="layout" svg:width="0.844cm" svg:height="0.844cm" svg:x="1.454cm" svg:y="2.859cm">
          <draw:image xlink:href="Pictures/10000DF800000B2200000B220183FFC7.svg" xlink:type="simple" xlink:show="embed" xlink:actuate="onLoad">
            <text:p/>
          </draw:image>
          <draw:image xlink:href="Pictures/100002010000006C0000006C4B7F7AD2.png" xlink:type="simple" xlink:show="embed" xlink:actuate="onLoad"/>
        </draw:frame>
        <draw:frame draw:style-name="gr2" draw:text-style-name="P1" draw:layer="layout" svg:width="0.705cm" svg:height="0.705cm" svg:x="2.108cm" svg:y="1.686cm">
          <draw:image xlink:href="Pictures/1000081B000002C2000002C232DC0C64.svg" xlink:type="simple" xlink:show="embed" xlink:actuate="onLoad">
            <text:p/>
          </draw:image>
          <draw:image xlink:href="Pictures/100002010000001B0000001B6C1DE665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LOKK" svg:font-family="BLOKK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03cm" fo:margin-bottom="0.203cm" fo:margin-left="0.203cm" fo:margin-right="0.203cm" fo:page-width="9.296cm" fo:page-height="5.4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dd </meta:initial-creator>
    <meta:creation-date>2016-03-02T21:11:41.924682322</meta:creation-date>
    <dc:date>2016-03-22T23:15:53.193831399</dc:date>
    <dc:creator>todd </dc:creator>
    <meta:editing-duration>PT43M3S</meta:editing-duration>
    <meta:editing-cycles>37</meta:editing-cycles>
    <meta:generator>LibreOffice/4.2.8.2$Linux_X86_64 LibreOffice_project/420m0$Build-2</meta:generator>
    <meta:document-statistic meta:object-count="22"/>
  </office:meta>
</office:document-meta>
</file>